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StarSymbol" svg:font-family="StarSymbol"/>
  </office:font-face-decls>
  <office:automatic-styles>
    <style:style style:name="P1" style:family="paragraph" style:parent-style-name="Standard">
      <style:paragraph-properties fo:line-height="150%"/>
      <style:text-properties officeooo:rsid="000a98d4" officeooo:paragraph-rsid="000a98d4"/>
    </style:style>
    <style:style style:name="P2" style:family="paragraph" style:parent-style-name="Standard">
      <style:paragraph-properties fo:line-height="150%"/>
      <style:text-properties officeooo:rsid="00107874" officeooo:paragraph-rsid="00107874"/>
    </style:style>
    <style:style style:name="P3" style:family="paragraph" style:parent-style-name="Standard" style:list-style-name="L1"/>
    <style:style style:name="P4" style:family="paragraph" style:parent-style-name="Standard" style:list-style-name="L1">
      <style:paragraph-properties fo:line-height="150%"/>
      <style:text-properties officeooo:rsid="000bcf47" officeooo:paragraph-rsid="000bcf47"/>
    </style:style>
    <style:style style:name="P5" style:family="paragraph" style:parent-style-name="Standard" style:list-style-name="L1">
      <style:text-properties officeooo:rsid="000bcf47" officeooo:paragraph-rsid="000bcf47"/>
    </style:style>
    <style:style style:name="P6" style:family="paragraph" style:parent-style-name="Standard" style:list-style-name="L1">
      <style:paragraph-properties fo:line-height="150%"/>
      <style:text-properties officeooo:rsid="000d377c" officeooo:paragraph-rsid="000d377c"/>
    </style:style>
    <style:style style:name="P7" style:family="paragraph" style:parent-style-name="Standard" style:list-style-name="L1">
      <style:paragraph-properties fo:line-height="150%"/>
      <style:text-properties officeooo:rsid="000d377c" officeooo:paragraph-rsid="00182a3c"/>
    </style:style>
    <style:style style:name="P8" style:family="paragraph" style:parent-style-name="Standard" style:list-style-name="L1">
      <style:paragraph-properties fo:line-height="150%"/>
      <style:text-properties officeooo:rsid="000e8d30" officeooo:paragraph-rsid="000e8d30"/>
    </style:style>
    <style:style style:name="P9" style:family="paragraph" style:parent-style-name="Standard" style:list-style-name="L1">
      <style:paragraph-properties fo:line-height="150%"/>
      <style:text-properties officeooo:rsid="000a98d4" officeooo:paragraph-rsid="000a98d4"/>
    </style:style>
    <style:style style:name="P10" style:family="paragraph" style:parent-style-name="Standard" style:list-style-name="L1">
      <style:paragraph-properties fo:line-height="150%"/>
      <style:text-properties officeooo:rsid="000a98d4" officeooo:paragraph-rsid="00100132"/>
    </style:style>
    <style:style style:name="P11" style:family="paragraph" style:parent-style-name="Standard" style:list-style-name="L1">
      <style:text-properties officeooo:rsid="00107874" officeooo:paragraph-rsid="00107874"/>
    </style:style>
    <style:style style:name="P12" style:family="paragraph" style:parent-style-name="Standard" style:list-style-name="L1">
      <style:paragraph-properties fo:line-height="150%"/>
      <style:text-properties officeooo:rsid="00107874" officeooo:paragraph-rsid="00107874"/>
    </style:style>
    <style:style style:name="P13" style:family="paragraph" style:parent-style-name="Standard" style:list-style-name="L1">
      <style:paragraph-properties fo:line-height="150%" fo:break-before="page"/>
      <style:text-properties officeooo:rsid="00107874" officeooo:paragraph-rsid="00107874"/>
    </style:style>
    <style:style style:name="P14" style:family="paragraph" style:parent-style-name="Standard">
      <style:paragraph-properties fo:line-height="150%"/>
      <style:text-properties officeooo:rsid="00107874" officeooo:paragraph-rsid="00107874"/>
    </style:style>
    <style:style style:name="P15" style:family="paragraph" style:parent-style-name="Standard" style:list-style-name="L1">
      <style:paragraph-properties fo:line-height="150%"/>
      <style:text-properties officeooo:rsid="00100132" officeooo:paragraph-rsid="00100132"/>
    </style:style>
    <style:style style:name="P16" style:family="paragraph" style:parent-style-name="Standard">
      <style:paragraph-properties fo:line-height="150%" fo:break-before="page"/>
      <style:text-properties officeooo:rsid="00113278" officeooo:paragraph-rsid="00113278"/>
    </style:style>
    <style:style style:name="P17" style:family="paragraph" style:parent-style-name="Standard">
      <style:paragraph-properties fo:line-height="150%"/>
      <style:text-properties officeooo:rsid="00113278" officeooo:paragraph-rsid="00113278"/>
    </style:style>
    <style:style style:name="P18" style:family="paragraph" style:parent-style-name="Standard">
      <style:paragraph-properties fo:line-height="150%"/>
      <style:text-properties officeooo:rsid="00113278" officeooo:paragraph-rsid="0011d07e"/>
    </style:style>
    <style:style style:name="P19" style:family="paragraph" style:parent-style-name="Standard">
      <style:paragraph-properties fo:line-height="150%"/>
      <style:text-properties officeooo:rsid="00113278" officeooo:paragraph-rsid="0013b074"/>
    </style:style>
    <style:style style:name="P20" style:family="paragraph" style:parent-style-name="Standard">
      <style:paragraph-properties fo:line-height="150%" fo:break-before="page"/>
      <style:text-properties officeooo:rsid="00113278" officeooo:paragraph-rsid="0013b074"/>
    </style:style>
    <style:style style:name="P21" style:family="paragraph" style:parent-style-name="Standard">
      <style:paragraph-properties fo:line-height="150%" fo:break-before="page"/>
      <style:text-properties officeooo:rsid="00182a3c" officeooo:paragraph-rsid="00182a3c"/>
    </style:style>
    <style:style style:name="T1" style:family="text">
      <style:text-properties officeooo:rsid="000bcf47"/>
    </style:style>
    <style:style style:name="T2" style:family="text">
      <style:text-properties officeooo:rsid="000e8d30"/>
    </style:style>
    <style:style style:name="T3" style:family="text">
      <style:text-properties officeooo:rsid="00107874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148b3"/>
    </style:style>
    <style:style style:name="T6" style:family="text">
      <style:text-properties officeooo:rsid="001148b3"/>
    </style:style>
    <style:style style:name="T7" style:family="text">
      <style:text-properties officeooo:rsid="0011d07e"/>
    </style:style>
    <style:style style:name="T8" style:family="text">
      <style:text-properties officeooo:rsid="00126f0d"/>
    </style:style>
    <style:style style:name="T9" style:family="text">
      <style:text-properties officeooo:rsid="0013b074"/>
    </style:style>
    <style:style style:name="T10" style:family="text">
      <style:text-properties officeooo:rsid="00154a42"/>
    </style:style>
    <style:style style:name="T11" style:family="text">
      <style:text-properties officeooo:rsid="00173cb9"/>
    </style:style>
    <style:style style:name="T12" style:family="text">
      <style:text-properties officeooo:rsid="00182a3c"/>
    </style:style>
    <text:list-style style:name="L1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ugh Draft</text:p>
      <text:list xml:id="list3504516839" text:style-name="L1">
        <text:list-item>
          <text:p text:style-name="P4">Present</text:p>
          <text:list>
            <text:list-item>
              <text:p text:style-name="P6">Girlfriend</text:p>
            </text:list-item>
            <text:list-item>
              <text:p text:style-name="P6">Apartment Life</text:p>
            </text:list-item>
            <text:list-item>
              <text:p text:style-name="P6">Interest – Coding, Tutoring, Adventuring</text:p>
            </text:list-item>
            <text:list-item>
              <text:p text:style-name="P6">Values – Hard Work, Money, Opportunities, Transparency, Free Living</text:p>
            </text:list-item>
          </text:list>
        </text:list-item>
        <text:list-item>
          <text:p text:style-name="P4">Future</text:p>
          <text:list>
            <text:list-item>
              <text:p text:style-name="P6">House<text:span text:style-name="T2">s</text:span></text:p>
            </text:list-item>
            <text:list-item>
              <text:p text:style-name="P8">Expand Tutoring Business</text:p>
            </text:list-item>
            <text:list-item>
              <text:p text:style-name="P6">Travel 2 Countries a year</text:p>
            </text:list-item>
            <text:list-item>
              <text:p text:style-name="P6">Wedding, Family</text:p>
            </text:list-item>
            <text:list-item>
              <text:p text:style-name="P8">College Fund</text:p>
            </text:list-item>
            <text:list-item>
              <text:p text:style-name="P7">Retiremen<text:span text:style-name="T12">t</text:span></text:p>
            </text:list-item>
          </text:list>
        </text:list-item>
        <text:list-item>
          <text:p text:style-name="P7"><text:span text:style-name="T1">Past - </text:span><text:span text:style-name="T3">Sad</text:span></text:p>
          <text:list>
            <text:list-item>
              <text:p text:style-name="P3">Normal Kid – Love for Justice League and Blue <text:span text:style-name="T1">C</text:span>lues</text:p>
            </text:list-item>
            <text:list-item>
              <text:p text:style-name="P11">Math and computers being favorite subject</text:p>
            </text:list-item>
            <text:list-item>
              <text:p text:style-name="P5">Grew up Poor</text:p>
            </text:list-item>
            <text:list-item>
              <text:p text:style-name="P9">John – Stephen Competitiveness</text:p>
            </text:list-item>
            <text:list-item>
              <text:p text:style-name="P15">Father abusiveness towards Mom, Sister, Me</text:p>
            </text:list-item>
            <text:list-item>
              <text:p text:style-name="P10">Bring up Theresa’s garage scar</text:p>
            </text:list-item>
            <text:list-item>
              <text:p text:style-name="P15">Mom being dragged by hair</text:p>
            </text:list-item>
            <text:list-item>
              <text:p text:style-name="P12">Beat daily for being expressive and careless from age 8 - 13</text:p>
            </text:list-item>
            <text:list-item>
              <text:p text:style-name="P15">Jan 27, 2013 – First time dad went to jail</text:p>
            </text:list-item>
            <text:list-item>
              <text:p text:style-name="P15">Decline analysis from me, john, and Theresa</text:p>
            </text:list-item>
            <text:list-item>
              <text:p text:style-name="P12">Suicide and Depression </text:p>
            </text:list-item>
            <text:list-item>
              <text:p text:style-name="P12">Knife to neck everyday of 7<text:span text:style-name="T4">th</text:span> grade</text:p>
            </text:list-item>
            <text:list-item>
              <text:p text:style-name="P12">Nocturnalness through High school</text:p>
            </text:list-item>
            <text:list-item>
              <text:p text:style-name="P12">Attempt to help siblings/mom - <text:s/>just to be refuted with anger and disgust</text:p>
            </text:list-item>
            <text:list-item>
              <text:p text:style-name="P12">Snitch on dad/mom in middle school - 6<text:span text:style-name="T4">th</text:span> grade for beating about B’s on quizzes and led to worst beating ever</text:p>
            </text:list-item>
            <text:list-item>
              <text:p text:style-name="P15">Do I blame my mom for putting me in an unsafe position</text:p>
            </text:list-item>
            <text:list-item>
              <text:p text:style-name="P15">Sibling’s outlook on me , looking at me as if I am my dad</text:p>
            </text:list-item>
            <text:list-item>
              <text:p text:style-name="P12">Attempt to teach financial importance to Calvin backfiring</text:p>
            </text:list-item>
            <text:list-item>
              <text:p text:style-name="P12"><text:soft-page-break/>School being my safe spot</text:p>
            </text:list-item>
            <text:list-item>
              <text:p text:style-name="P12">Anger Issues</text:p>
            </text:list-item>
            <text:list-item>
              <text:p text:style-name="P12">Kicked off DT</text:p>
            </text:list-item>
          </text:list>
        </text:list-item>
      </text:list>
      <text:p text:style-name="P2"/>
      <text:list xml:id="list232051533805551" text:continue-numbering="true" text:style-name="L1">
        <text:list-item>
          <text:p text:style-name="P13">Past – Happy</text:p>
          <text:list>
            <text:list-item>
              <text:p text:style-name="P12">252/254</text:p>
            </text:list-item>
            <text:list-item>
              <text:p text:style-name="P12">Mcdonalds family</text:p>
            </text:list-item>
            <text:list-item>
              <text:p text:style-name="P12">College</text:p>
            </text:list-item>
          </text:list>
        </text:list-item>
      </text:list>
      <text:p text:style-name="P2"/>
      <text:p text:style-name="P16">Prologue</text:p>
      <text:p text:style-name="P17">Hello. <text:s/>This is a biography of my life and the adversities that I have overcome. <text:s/>I have chosen to write this because my life is an open book and I want to be able to freely express myself in this manner. <text:s/><text:span text:style-name="T6">This will cover a short summary of my 22 years of life along with an analysis of my values and morals that I learned along the way. <text:s/>I would like to preface that English was always my worst subject so prepare for the grammar mistakes if you haven’t found one yet. Thanks! <text:s/></text:span></text:p>
      <text:p text:style-name="P16">Chapter 1: Who I am … currently</text:p>
      <text:p text:style-name="P18"><text:tab/><text:span text:style-name="T6">Hello there. <text:s/>I am Stephen Giang. <text:s/>I was born on March 2</text:span><text:span text:style-name="T5">nd</text:span><text:span text:style-name="T6">, 2000 in the beautiful city of San Diego. <text:s/></text:span><text:span text:style-name="T7">I studied Mathematics and Computer Science at San Diego State University and</text:span><text:span text:style-name="T6"> I am </text:span><text:span text:style-name="T7">now a</text:span><text:span text:style-name="T6"> software engineer at General Atomics Aeronautical Systems Inc. <text:s/></text:span><text:span text:style-name="T7">I moved out shortly after finishing college and am now</text:span><text:span text:style-name="T6"> currently liv</text:span><text:span text:style-name="T7">ing</text:span><text:span text:style-name="T6"> with my girlfriend of 2 years and her best friend. <text:s/></text:span></text:p>
      <text:p text:style-name="P18"><text:span text:style-name="T6"><text:tab/>A few of my interests are coding, tutoring, and adventuring. <text:s/>I love coding and making super cool visual projects, bonus points for mathematical coding projects. <text:s/>I have been coding for about 3 years now, and I really find it to be my biggest hobby. <text:s/>I </text:span><text:span text:style-name="T12">code for</text:span><text:span text:style-name="T6"> 9 hours at work, then I go home to code even more. <text:s/>I am also </text:span><text:span text:style-name="T12">a</text:span><text:span text:style-name="T6"> self-employed private tutor. <text:s/>I teach mathematics and computer science to multiple students. <text:s/>Teaching gives me the most purpose in my life. <text:s/>Making connections with these brilliant students and helping them move forward in their life is a great passion of mine. <text:s/>I feel that if I can help lead my students to a life full of opportunities, I have done </text:span><text:span text:style-name="T7">well</text:span><text:span text:style-name="T6"> in my life. </text:span><text:span text:style-name="T7">I also have a huge urge to adventure. <text:s/>I love camping, traveling, eating new foods, swimming in the ocean, and trying new experiences. <text:s/>I am the type of person to say “yes” most of the time. <text:s/>The only thing that I have stopping me from living the most adventurous life are my financial goals. But once I achieve such goals, I plan on visiting at least two countries a year, and exploring the world, trying new foods everywhere I go. </text:span></text:p>
      <text:p text:style-name="P19"><text:tab/><text:span text:style-name="T8">A few of things I value very highly are hard work, opportunities, transparency, time, and free living. <text:s/>I believe that hard work is a huge skill that people need to learn early in their lives because it has allowed me to go so far in my life and reap all the rewards. <text:s/>I think, with strategic thinking and hard work, people can build their work experience and education level in a way to allow more and more opportunities to be available to themselves. <text:s/>Understanding the opportunities that we all have allows us to really be our best selves and live the most meaningful and happy lives. <text:s/>Transparency to me is super important. <text:s/>I am a very open and curious person. <text:s/>I want to learn all about people and what makes the</text:span><text:span text:style-name="T12">m, </text:span><text:span text:style-name="T8">them. <text:s/>I have no problem letting them know everything about me. <text:s/>I choose to allow myself to be open so that I can learn about other’s perspective of m</text:span><text:span text:style-name="T12">y character</text:span><text:span text:style-name="T8">, so that I can </text:span><text:span text:style-name="T12">grow from that and learn from different ways of thinking</text:span><text:span text:style-name="T8">. <text:s/>I think that financial transparency is very important. <text:s/>I easily tell people how much money I make and how much money I want to save, as it helps create a better picture for people </text:span><text:span text:style-name="T9">of my own financial goals. <text:s/>I think that financial transparency is also a way for everyone to look out for each other and teach each other how to progress in life in the most efficient and meaningful way. <text:s/>As much as I value financial transparency and financial growth, I hold my time above everything. <text:s/>I choose to live everyday in a meaningful way that will lead to the most growth, happiness, and purpose. <text:s/>Lastly, I am all about free living. <text:s/>I love to be able to move and do things at the spur of the moment. <text:s/>I love to talk freely and do things that let me simply express myself without consequence. <text:s/></text:span></text:p>
      <text:p text:style-name="P20"><text:span text:style-name="T9">Chapter 2: Future Goals and Plans</text:span></text:p>
      <text:p text:style-name="P19"><text:span text:style-name="T9"><text:tab/></text:span><text:span text:style-name="T10">My biggest goal is to </text:span><text:span text:style-name="T11">save $100,000 to </text:span><text:span text:style-name="T10">buy a house by the end of 2023. <text:s/>I might move this to the end of Q1 of 2024 if needed. </text:span><text:span text:style-name="T9"><text:s/></text:span><text:span text:style-name="T11">I made this goal when I was 16. <text:s/>It has been my long 7 - 10 year goal of my life. <text:s/>I currently have about $53,000 saved up. <text:s/>So I am half way there. <text:s/>I have about 18 more months til the end of 2023, so I need to save up a good amount each month. <text:s/>I plan on putting a 20% down payment on a $500,000 house somewhere in Escondido or Temecula area. <text:s/>I plan on living in this home for about 2 years, and w</text:span><text:span text:style-name="T12">h</text:span><text:span text:style-name="T11">ile doing so, making renovations to expand the home into a multi family property such as a duplex. <text:s/>Then use this home to rent out for a slight profit each month. <text:s/>With the leverage, I can purchase a second home and so forth. <text:s/>Once the house is all settled, I plan on expanding my tutoring business to be a major tutoring institution in San Diego. <text:s/>Lastly, I plan on getting married and having kids. The rest of my finances, after expenses, will go towards, traveling, retirement, and a college fund. <text:s/></text:span></text:p>
      <text:p text:style-name="P21">Chapter 3: The wh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officeooo:rsid="000bcf47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9T20:17:11.810531259</meta:creation-date>
    <dc:date>2022-05-17T23:20:50.208531876</dc:date>
    <meta:editing-duration>PT1H10M13S</meta:editing-duration>
    <meta:editing-cycles>2</meta:editing-cycles>
    <meta:generator>LibreOffice/7.2.6.2$Linux_X86_64 LibreOffice_project/20$Build-2</meta:generator>
    <meta:document-statistic meta:table-count="0" meta:image-count="0" meta:object-count="0" meta:page-count="7" meta:paragraph-count="48" meta:word-count="1147" meta:character-count="6136" meta:non-whitespace-character-count="4969"/>
  </office:meta>
</office:document-meta>
</file>